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17c2c" officeooo:paragraph-rsid="00117c2c" style:font-weight-asian="normal"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officeooo:rsid="000d4de0" officeooo:paragraph-rsid="000d4de0" style:font-size-asian="14pt" style:font-weight-asian="bold" style:font-size-complex="14pt" style:font-weight-complex="bold"/>
    </style:style>
    <style:style style:name="T1" style:family="text">
      <style:text-properties officeooo:rsid="000d4d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sos de instalación Git en diferentes IDE</text:p>
      <text:p text:style-name="Standard"/>
      <text:p text:style-name="P2">Eclipse:</text:p>
      <text:p text:style-name="Standard">Para instalarlo nos dirigimos a la pestaña de ayuda/Eclipse Market Place, buscamos la solución Egit – Git integration for Eclipse. Lo instalamos y así tenemos disponible la funcionabilidad de integración del Git con el IDE Eclipse.</text:p>
      <text:p text:style-name="Standard">En el menú Windows/show view/other, buscamos la carpeta Git y seleccionamos Git Repositories y Git Staging de esta manera activamos la pantalla para realizar las actualizaciones al repositorio remoto.</text:p>
      <text:p text:style-name="P2"><text:bookmark-start text:name="__DdeLink__26_3648995234"/>Visual Studio Code:<text:bookmark-end text:name="__DdeLink__26_3648995234"/></text:p>
      <text:p text:style-name="Standard"><text:span text:style-name="T1">La integración c</text:span>on este IDE <text:span text:style-name="T1">es my sencilla y te permitirá gestionar tu código fuente utilizando las funciones del control de versiones. Después de tener instalado Git en tu sistema, abres el Visual Studio Code y tienes acceso al margen izquierdo al control de versiones, existen otras extensiones interesantes como Git Graph que te permiten tener una visión gráfica de las ramas con las que estas trabajando y mucha más información. Es realmente sencillo incorporar Git a Visual Studio Code.</text:span></text:p>
      <text:p text:style-name="P3">Netbeans:</text:p>
      <text:p text:style-name="P1">En la integración de Git con el IDE Netbeans, nos dirigimos a la opción del menu herramientas&gt;opcion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Standard" style:next-style-name="Standard" loext:linked-style-name="Subtítulo_20_Car" style:class="chapter">
      <style:text-properties fo:color="#5a5a5a" loext:opacity="100%" fo:letter-spacing="0.0102in" style:font-name-asian="Calibri1" style:font-family-asian="Calibri" style:font-family-generic-asian="system" style:font-pitch-asian="variable"/>
    </style:style>
    <style:style style:name="Default_20_Paragraph_20_Font" style:display-name="Default Paragraph Font" style:family="text"/>
    <style:style style:name="Subtítulo_20_Car" style:display-name="Subtítulo Car" style:family="text" style:parent-style-name="Default_20_Paragraph_20_Font" loext:linked-style-name="Subtitle">
      <style:text-properties fo:color="#5a5a5a" loext:opacity="100%" fo:letter-spacing="0.0102in" style:font-name-asian="Calibri1" style:font-family-asian="Calibri" style:font-family-generic-asian="system" style:font-pitch-asian="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umno</meta:initial-creator>
    <meta:editing-cycles>3</meta:editing-cycles>
    <meta:creation-date>2023-09-01T14:42:00</meta:creation-date>
    <dc:date>2023-09-05T12:39:16.076661363</dc:date>
    <meta:editing-duration>PT4H31M19S</meta:editing-duration>
    <meta:generator>LibreOffice/7.3.7.2$Linux_X86_64 LibreOffice_project/30$Build-2</meta:generator>
    <meta:document-statistic meta:table-count="0" meta:image-count="0" meta:object-count="0" meta:page-count="1" meta:paragraph-count="8" meta:word-count="173" meta:character-count="1102" meta:non-whitespace-character-count="936"/>
    <meta:user-defined meta:name="AppVersion">16.0000</meta:user-defined>
    <meta:template xlink:type="simple" xlink:actuate="onRequest" xlink:title="Normal" xlink:href=""/>
  </office:meta>
</office:document-meta>
</file>